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MENTOS EL GRANERO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42732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832593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USMA HUAMAN, NEX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4616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ILVA MORALES, LUIS ALBERT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22587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5</text:p>
          </table:table-cell>
          <table:table-cell table:style-name="Tableau1.D2" office:value-type="string">
            <text:p text:style-name="P12">20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0:03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